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6.76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330.75pt"/>
    </style:style>
    <style:style style:name="co4" style:family="table-column">
      <style:table-column-properties fo:break-before="auto" style:column-width="129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udent">
      <style:table-properties table:display="true" style:writing-mode="lr-tb"/>
    </style:style>
    <style:style style:name="ta2" style:family="table" style:master-page-name="PageStyle_5f_tabl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9554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ud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CRUD TABLE tbstudent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atalogo Nuevo Estudiant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tabla</text:p>
          </table:table-cell>
          <table:table-cell table:style-name="ce3" office:value-type="string" calcext:value-type="string">
            <text:p>sql</text:p>
          </table:table-cell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excepciones</text:p>
          </table:table-cell>
          <table:table-cell table:style-name="ce3" office:value-type="string" calcext:value-type="string">
            <text:p>reglas del negocio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table:formula="of:=[$table.A2]" office:value-type="string" office:string-value="tbstudent" calcext:value-type="string">
            <text:p>tbstudent</text:p>
          </table:table-cell>
          <table:table-cell table:style-name="ce4" office:value-type="string" calcext:value-type="string">
            <text:p>insert</text:p>
          </table:table-cell>
          <table:table-cell table:formula="of:=CONCATENATE([$table.A3]; ;&quot; , &quot;;[$table.A4]; ;&quot; , &quot;;[$table.A5]; ;&quot; , &quot;;[$table.A6]; ;&quot; , &quot;;[$table.A7]; ;&quot; , &quot;;[$table.A8]; ;&quot; , &quot;;[$table.A9]; ;&quot; , &quot;;[$table.A10]; ;&quot; , &quot;;[$table.A11])" office:value-type="string" office:string-value="studentid , studentname , studentlastname1 , studentlastname2 , studentcareer1 , studentcareer2 , studentheadquarters  , studentpassword  , state" calcext:value-type="string">
            <text:p>studentid , studentname , studentlastname1 , studentlastname2 , studentcareer1 , studentcareer2 , studentheadquarters <text:s/>, studentpassword <text:s/>, state</text:p>
          </table:table-cell>
          <table:table-cell/>
          <table:table-cell table:style-name="ce4" office:value-type="string" calcext:value-type="string">
            <text:p>studentid no repetido, studentid not null, studentname not null, studentlastname1 not null, studentlastname2 , studentcareer1 not null, studentcareer2 , studentheadquarters <text:s/>not null, studentpassword <text:s/>not null y mayor a 7(longitud)</text:p>
          </table:table-cell>
          <table:table-cell table:number-columns-repeated="1019"/>
        </table:table-row>
        <table:table-row table:style-name="ro1">
          <table:table-cell table:style-name="ce4" table:formula="of:=[$table.A2]" office:value-type="string" office:string-value="tbstudent" calcext:value-type="string">
            <text:p>tbstudent</text:p>
          </table:table-cell>
          <table:table-cell table:style-name="ce4" office:value-type="string" calcext:value-type="string">
            <text:p>update</text:p>
          </table:table-cell>
          <table:table-cell table:number-columns-repeated="1022"/>
        </table:table-row>
        <table:table-row table:style-name="ro1">
          <table:table-cell table:style-name="ce4" table:formula="of:=[$table.A2]" office:value-type="string" office:string-value="tbstudent" calcext:value-type="string">
            <text:p>tbstudent</text:p>
          </table:table-cell>
          <table:table-cell table:style-name="ce4" office:value-type="string" calcext:value-type="string">
            <text:p>delete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Catalogo Actualiza Estudiant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tabla</text:p>
          </table:table-cell>
          <table:table-cell table:style-name="ce3" office:value-type="string" calcext:value-type="string">
            <text:p>sql</text:p>
          </table:table-cell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excepciones</text:p>
          </table:table-cell>
          <table:table-cell table:style-name="ce3" office:value-type="string" calcext:value-type="string">
            <text:p>reglas del negocio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table:formula="of:=[$table.A2]" office:value-type="string" office:string-value="tbstudent" calcext:value-type="string">
            <text:p>tbstudent</text:p>
          </table:table-cell>
          <table:table-cell table:style-name="ce4" office:value-type="string" calcext:value-type="string">
            <text:p>update</text:p>
          </table:table-cell>
          <table:table-cell table:formula="of:=CONCATENATE([$table.A4]; ;&quot; , &quot;;[$table.A5]; ;&quot; , &quot;;[$table.A6]; ;&quot; , &quot;;[$table.A7]; ;&quot; , &quot;;[$table.A8]; ;&quot; , &quot;;[$table.A9]; ;&quot; , &quot;;[$table.A10]; ;&quot; , &quot;;[$table.A11])" office:value-type="string" office:string-value="studentname , studentlastname1 , studentlastname2 , studentcareer1 , studentcareer2 , studentheadquarters  , studentpassword  , state" calcext:value-type="string">
            <text:p>studentname , studentlastname1 , studentlastname2 , studentcareer1 , studentcareer2 , studentheadquarters <text:s/>, studentpassword <text:s/>, state</text:p>
          </table:table-cell>
          <table:table-cell/>
          <table:table-cell table:style-name="ce4" office:value-type="string" calcext:value-type="string">
            <text:p>studentid not null, studentname not null, studentlastname1 not null, studentlastname2 not null, studentcareer1 not null, studentcareer2 not null, studentheadquarters <text:s/>not null, studentpassword <text:s/>not null y mayor a 7(longitud)</text:p>
          </table:table-cell>
          <table:table-cell table:number-columns-repeated="1019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2" office:value-type="string" calcext:value-type="string">
            <text:p>Catalogo Elimina Estudiant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tabla</text:p>
          </table:table-cell>
          <table:table-cell table:style-name="ce3" office:value-type="string" calcext:value-type="string">
            <text:p>sql</text:p>
          </table:table-cell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excepciones</text:p>
          </table:table-cell>
          <table:table-cell table:style-name="ce3" office:value-type="string" calcext:value-type="string">
            <text:p>reglas del negocio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formula="of:=[$table.A2]" office:value-type="string" office:string-value="tbstudent" calcext:value-type="string">
            <text:p>tbstudent</text:p>
          </table:table-cell>
          <table:table-cell table:style-name="ce4" office:value-type="string" calcext:value-type="string">
            <text:p>update</text:p>
          </table:table-cell>
          <table:table-cell table:style-name="ce5" table:formula="of:=[$table.A11]" office:value-type="string" office:string-value="state" calcext:value-type="string">
            <text:p>state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Se cambia a 1 cuando se "elimina un estudiante</text:p>
          </table:table-cell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" table:style-name="ta2">
        <table:table-column table:style-name="co4" table:default-cell-style-name="Default"/>
        <table:table-column table:style-name="co2" table:number-columns-repeated="1023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tbstudent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tudenti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tudentname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tudentlastname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tudentlastname2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tudentcareer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tudentcareer2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tudentheadquarters 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tudentpassword 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tate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1:07:50.859406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udent" style:display-name="PageStyle_stud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" style:display-name="PageStyle_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30m0$Build-2</meta:generator>
    <dc:date>2018-01-10T11:23:06.661706969</dc:date>
    <meta:editing-duration>PT5M</meta:editing-duration>
    <meta:editing-cycles>1</meta:editing-cycles>
    <meta:document-statistic meta:table-count="2" meta:cell-count="50" meta:object-count="0"/>
  </office:meta>
</office:document-meta>
</file>